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text-properties fo:language="en" fo:country="US"/>
    </style:style>
    <style:style style:name="P27" style:family="paragraph" style:parent-style-name="Text_20_body">
      <style:text-properties fo:language="en" fo:country="US" officeooo:rsid="0021095f" officeooo:paragraph-rsid="0021095f"/>
    </style:style>
    <style:style style:name="P28" style:family="paragraph" style:parent-style-name="Text_20_body">
      <style:text-properties officeooo:rsid="00f59f30" officeooo:paragraph-rsid="00f59f30"/>
    </style:style>
    <style:style style:name="P29" style:family="paragraph" style:parent-style-name="Text_20_body">
      <style:text-properties officeooo:rsid="00edb367" officeooo:paragraph-rsid="011c6151"/>
    </style:style>
    <style:style style:name="P30" style:family="paragraph" style:parent-style-name="Text_20_body">
      <style:text-properties officeooo:rsid="0140d684" officeooo:paragraph-rsid="0148c917"/>
    </style:style>
    <style:style style:name="P31" style:family="paragraph" style:parent-style-name="Text_20_body">
      <style:text-properties officeooo:rsid="00ef111f" officeooo:paragraph-rsid="011c6151"/>
    </style:style>
    <style:style style:name="P32" style:family="paragraph" style:parent-style-name="Text_20_body">
      <style:text-properties officeooo:rsid="01748f62" officeooo:paragraph-rsid="01748f62"/>
    </style:style>
    <style:style style:name="P33" style:family="paragraph" style:parent-style-name="Text_20_body">
      <style:text-properties officeooo:rsid="01891f31" officeooo:paragraph-rsid="01891f31"/>
    </style:style>
    <style:style style:name="P34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5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6" style:family="paragraph" style:parent-style-name="Title">
      <style:text-properties fo:language="en" fo:country="US" officeooo:paragraph-rsid="001be85e"/>
    </style:style>
    <style:style style:name="P37" style:family="paragraph" style:parent-style-name="Subtitle">
      <style:text-properties fo:language="en" fo:country="US" officeooo:paragraph-rsid="0188317b"/>
    </style:style>
    <style:style style:name="P38" style:family="paragraph" style:parent-style-name="Subtitle">
      <style:text-properties fo:language="en" fo:country="US" officeooo:rsid="0109302d" officeooo:paragraph-rsid="0188317b"/>
    </style:style>
    <style:style style:name="P39" style:family="paragraph" style:parent-style-name="Codice">
      <style:text-properties officeooo:paragraph-rsid="018bfe8d"/>
    </style:style>
    <style:style style:name="P40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P41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 style:list-style-name="L7"/>
    <style:style style:name="P51" style:family="paragraph" style:parent-style-name="Standard" style:list-style-name="L8"/>
    <style:style style:name="P52" style:family="paragraph" style:parent-style-name="Heading_20_1">
      <style:text-properties officeooo:rsid="013280b9" officeooo:paragraph-rsid="013af552"/>
    </style:style>
    <style:style style:name="P53" style:family="paragraph" style:parent-style-name="Heading_20_1">
      <style:text-properties officeooo:rsid="00f78cb5" officeooo:paragraph-rsid="00f78cb5"/>
    </style:style>
    <style:style style:name="P54" style:family="paragraph" style:parent-style-name="Heading_20_1" style:master-page-name="Standard">
      <style:paragraph-properties style:page-number="1"/>
      <style:text-properties fo:language="en" fo:country="US"/>
    </style:style>
    <style:style style:name="P55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56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57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T25" style:family="text">
      <style:text-properties officeooo:rsid="01ae011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6"><draw:frame draw:style-name="fr1" draw:name="Immagine1" text:anchor-type="as-char" svg:width="8.31cm" svg:height="2.79cm" draw:z-index="1"><draw:image xlink:href="../../Resources/Logos/unimi.png" xlink:type="simple" xlink:show="embed" xlink:actuate="onLoad" draw:filter-name="&lt;Tutti i formati&gt;" loext:mime-type="image/png"/></draw:frame></text:p>
          </table:table-cell>
          <table:table-cell table:style-name="Tabella1.A1" office:value-type="string">
            <text:p text:style-name="P7"><draw:frame draw:style-name="fr2" draw:name="Immagine2" text:anchor-type="as-char" svg:width="7.83cm" svg:height="2.79cm" draw:z-index="0"><draw:image xlink:href="../../Resources/Logos/logo%20pong.png" xlink:type="simple" xlink:show="embed" xlink:actuate="onLoad" draw:filter-name="&lt;Tutti i formati&gt;" loext:mime-type="image/png"/></draw:frame></text:p>
          </table:table-cell>
        </table:table-row>
      </table:table>
      <text:p text:style-name="P36">Howl’s Moving Castle: <text:span text:style-name="T1">another door</text:span></text:p>
      <text:p text:style-name="P38">Project guidelines</text:p>
      <text:p text:style-name="P37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draw:filter-name="&lt;Tutti i formati&gt;" loext:mime-type="image/png"/></draw:frame><draw:frame draw:style-name="fr2" draw:name="Immagine28" text:anchor-type="as-char" svg:width="4.941cm" svg:height="5.001cm" draw:z-index="3"><draw:image xlink:href="../../Resources/Logos/Team7/complesso.png" xlink:type="simple" xlink:show="embed" xlink:actuate="onLoad" draw:filter-name="&lt;Tutti i formati&gt;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2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2">938320</text:p>
          </table:table-cell>
          <table:table-cell table:style-name="Team7.B2" office:value-type="string">
            <text:p text:style-name="P2">Dettori</text:p>
          </table:table-cell>
          <table:table-cell table:style-name="Team7.B2" office:value-type="string">
            <text:p text:style-name="P3">Francesco</text:p>
          </table:table-cell>
        </table:table-row>
        <table:table-row table:style-name="Team7.3">
          <table:table-cell table:style-name="Team7.A2" office:value-type="string">
            <text:p text:style-name="P2">938379</text:p>
          </table:table-cell>
          <table:table-cell table:style-name="Team7.B2" office:value-type="string">
            <text:p text:style-name="P2">Iervolino</text:p>
          </table:table-cell>
          <table:table-cell table:style-name="Team7.B2" office:value-type="string">
            <text:p text:style-name="P3">Riccardo</text:p>
          </table:table-cell>
        </table:table-row>
        <table:table-row table:style-name="Team7.4">
          <table:table-cell table:style-name="Team7.A2" office:value-type="string">
            <text:p text:style-name="P2">931468</text:p>
          </table:table-cell>
          <table:table-cell table:style-name="Team7.B2" office:value-type="string">
            <text:p text:style-name="P2">Maione</text:p>
          </table:table-cell>
          <table:table-cell table:style-name="Team7.B2" office:value-type="string">
            <text:p text:style-name="P3">Michele</text:p>
          </table:table-cell>
        </table:table-row>
      </table:table>
      <text:p text:style-name="P26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59">Index</text:p>
          </text:index-title>
          <text:p text:style-name="P58"><text:a xlink:type="simple" xlink:href="#__RefHeading___Toc154_2204026579">Change log<text:tab/>1</text:a></text:p>
          <text:p text:style-name="P58"><text:a xlink:type="simple" xlink:href="#__RefHeading___Toc555_3951198450">Deadlines<text:tab/>2</text:a></text:p>
          <text:p text:style-name="P58"><text:a xlink:type="simple" xlink:href="#__RefHeading___Toc156_2204026579">Paths and project structure<text:tab/>3</text:a></text:p>
          <text:p text:style-name="P58"><text:a xlink:type="simple" xlink:href="#__RefHeading___Toc800_2442314896">Naming convention<text:tab/>4</text:a></text:p>
          <text:p text:style-name="P58"><text:a xlink:type="simple" xlink:href="#__RefHeading___Toc804_2442314896">Tools, file types and format<text:tab/>4</text:a></text:p>
          <text:p text:style-name="P58"><text:a xlink:type="simple" xlink:href="#__RefHeading___Toc612_854845127">Organization structure<text:tab/>5</text:a></text:p>
          <text:p text:style-name="P58"><text:a xlink:type="simple" xlink:href="#__RefHeading___Toc487_337111748">Version control<text:tab/>5</text:a></text:p>
        </text:index-body>
      </text:table-of-content>
      <text:p text:style-name="P26"/>
      <text:h text:style-name="P54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2">User</text:p>
          </table:table-cell>
          <table:table-cell table:style-name="Changelog.B1" office:value-type="string">
            <text:p text:style-name="P2">Date</text:p>
          </table:table-cell>
          <table:table-cell table:style-name="Changelog.B1" office:value-type="string">
            <text:p text:style-name="P2">Description</text:p>
          </table:table-cell>
        </table:table-row>
        <table:table-row table:style-name="Changelog.2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5/10/2018</text:p>
          </table:table-cell>
          <table:table-cell table:style-name="Changelog.B2" office:value-type="string">
            <text:p text:style-name="P2">Created this document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6/11/2018</text:p>
          </table:table-cell>
          <table:table-cell table:style-name="Changelog.B2" office:value-type="string">
            <text:p text:style-name="P2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7/11/2018</text:p>
          </table:table-cell>
          <table:table-cell table:style-name="Changelog.B2" office:value-type="string">
            <text:p text:style-name="P2">Added file types</text:p>
          </table:table-cell>
        </table:table-row>
        <table:table-row table:style-name="Changelog.3">
          <table:table-cell table:style-name="Changelog.A2" office:value-type="string">
            <text:p text:style-name="P2">Maione</text:p>
          </table:table-cell>
          <table:table-cell table:style-name="Changelog.B2" office:value-type="string">
            <text:p text:style-name="P2">28/11/2018</text:p>
          </table:table-cell>
          <table:table-cell table:style-name="Changelog.B2" office:value-type="string">
            <text:p text:style-name="P2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2">Dettori</text:p>
          </table:table-cell>
          <table:table-cell table:style-name="Changelog.B2" office:value-type="string">
            <text:p text:style-name="P2">29/11/2018</text:p>
          </table:table-cell>
          <table:table-cell table:style-name="Changelog.B2" office:value-type="string">
            <text:p text:style-name="P2">Revision</text:p>
          </table:table-cell>
        </table:table-row>
        <table:table-row table:style-name="Changelog.3">
          <table:table-cell table:style-name="Changelog.A2" office:value-type="string">
            <text:p text:style-name="P4">Maione</text:p>
          </table:table-cell>
          <table:table-cell table:style-name="Changelog.B2" office:value-type="string">
            <text:p text:style-name="P4">07/11/2018</text:p>
          </table:table-cell>
          <table:table-cell table:style-name="Changelog.B2" office:value-type="string">
            <text:p text:style-name="P4">Updated path structure</text:p>
          </table:table-cell>
        </table:table-row>
        <table:table-row table:style-name="Changelog.6">
          <table:table-cell table:style-name="Changelog.A2" office:value-type="string">
            <text:p text:style-name="P48">Maione</text:p>
          </table:table-cell>
          <table:table-cell table:style-name="Changelog.B2" office:value-type="string">
            <text:p text:style-name="P48">17/11/2018</text:p>
          </table:table-cell>
          <table:table-cell table:style-name="Changelog.B2" office:value-type="string">
            <text:p text:style-name="P49">Replaced all the embedded images with the refereced one</text:p>
          </table:table-cell>
        </table:table-row>
      </table:table>
      <text:p text:style-name="P27"/>
      <text:h text:style-name="P55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8">Date</text:p>
          </table:table-cell>
          <table:table-cell table:style-name="Deadlines.B1" office:value-type="string">
            <text:p text:style-name="P8">Description</text:p>
          </table:table-cell>
        </table:table-row>
        <table:table-row table:style-name="Deadlines.2">
          <table:table-cell table:style-name="Deadlines.A2" office:value-type="string">
            <text:p text:style-name="P8">16/10/2018</text:p>
          </table:table-cell>
          <table:table-cell table:style-name="Deadlines.B2" office:value-type="string">
            <text:list xml:id="list4244872917" text:style-name="L1">
              <text:list-item>
                <text:p text:style-name="P41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08/11/2018</text:p>
          </table:table-cell>
          <table:table-cell table:style-name="Deadlines.B3" office:value-type="string">
            <text:list xml:id="list4051803221" text:style-name="L2">
              <text:list-item>
                <text:p text:style-name="P42">Story general idea</text:p>
              </text:list-item>
              <text:list-item>
                <text:p text:style-name="P42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8">27/11/2018</text:p>
          </table:table-cell>
          <table:table-cell table:style-name="Deadlines.B2" office:value-type="string">
            <text:list xml:id="list3310871555" text:style-name="L3">
              <text:list-item>
                <text:p text:style-name="P43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11/12/2018</text:p>
          </table:table-cell>
          <table:table-cell table:style-name="Deadlines.B3" office:value-type="string">
            <text:list xml:id="list3499034781" text:style-name="L4">
              <text:list-item>
                <text:p text:style-name="P44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8">08/01/2019</text:p>
          </table:table-cell>
          <table:table-cell table:style-name="Deadlines.B2" office:value-type="string">
            <text:list xml:id="list3300875678" text:style-name="L5">
              <text:list-item>
                <text:p text:style-name="P45">Level diagram &amp; description final release</text:p>
              </text:list-item>
              <text:list-item>
                <text:p text:style-name="P45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8"><text:span text:style-name="T22">XX</text:span>/01/2019</text:p>
          </table:table-cell>
          <table:table-cell table:style-name="Deadlines.B3" office:value-type="string">
            <text:list xml:id="list669565785" text:style-name="L6">
              <text:list-item>
                <text:p text:style-name="P46">Show</text:p>
              </text:list-item>
              <text:list-item>
                <text:p text:style-name="P46">Oral exam</text:p>
              </text:list-item>
            </text:list>
          </table:table-cell>
        </table:table-row>
      </table:table>
      <text:h text:style-name="P40" text:outline-level="1"/>
      <text:h text:style-name="P56" text:outline-level="1"><text:bookmark-start text:name="__RefHeading___Toc156_2204026579"/>Paths <text:span text:style-name="T18">and project structure</text:span><text:bookmark-end text:name="__RefHeading___Toc156_2204026579"/></text:h>
      <text:p text:style-name="P32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’s Moving Castle - another door</text:p>
      <text:p text:style-name="P39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’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<text:span text:style-name="T25">Bazaar</text:span>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0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5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5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5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5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5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57" text:outline-level="1"><text:bookmark-start text:name="__RefHeading___Toc804_2442314896"/>Tools, <text:span text:style-name="T10">file types and format</text:span><text:bookmark-end text:name="__RefHeading___Toc804_2442314896"/></text:h>
      <text:p text:style-name="P2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1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9">Group</text:p>
          </table:table-cell>
          <table:table-cell table:style-name="ToolsPersonal.B1" office:value-type="string">
            <text:p text:style-name="P12">File type</text:p>
          </table:table-cell>
          <table:table-cell table:style-name="ToolsPersonal.B1" office:value-type="string">
            <text:p text:style-name="P12">Extension</text:p>
          </table:table-cell>
          <table:table-cell table:style-name="ToolsPersonal.B1" office:value-type="string">
            <text:p text:style-name="P12">Software</text:p>
          </table:table-cell>
        </table:table-row>
        <table:table-row table:style-name="ToolsPersonal.2">
          <table:table-cell table:style-name="ToolsPersonal.A2" office:value-type="string">
            <text:p text:style-name="P14">Organization</text:p>
          </table:table-cell>
          <table:table-cell table:style-name="ToolsPersonal.B2" office:value-type="string">
            <text:p text:style-name="P15">Issue tracking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5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4">Environment</text:p>
          </table:table-cell>
          <table:table-cell table:style-name="ToolsPersonal.B2" office:value-type="string">
            <text:p text:style-name="P12">Virtual machine</text:p>
          </table:table-cell>
          <table:table-cell table:style-name="ToolsPersonal.B2" office:value-type="string">
            <text:p text:style-name="P12">.vdi</text:p>
          </table:table-cell>
          <table:table-cell table:style-name="ToolsPersonal.B2" office:value-type="string">
            <text:p text:style-name="P12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2">O.S.</text:p>
          </table:table-cell>
          <table:table-cell table:style-name="ToolsPersonal.B2" office:value-type="string">
            <text:p text:style-name="P12"/>
          </table:table-cell>
          <table:table-cell table:style-name="ToolsPersonal.B2" office:value-type="string">
            <text:p text:style-name="P12">Windows 10</text:p>
          </table:table-cell>
        </table:table-row>
      </table:table>
      <text:p text:style-name="P34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0">Group</text:p>
          </table:table-cell>
          <table:table-cell table:style-name="Filetypes.B1" office:value-type="string">
            <text:p text:style-name="P12">File type</text:p>
          </table:table-cell>
          <table:table-cell table:style-name="Filetypes.B1" office:value-type="string">
            <text:p text:style-name="P12">Extension</text:p>
          </table:table-cell>
          <table:table-cell table:style-name="Filetypes.B1" office:value-type="string">
            <text:p text:style-name="P12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6">Organization</text:p>
          </table:table-cell>
          <table:table-cell table:style-name="Filetypes.B2" office:value-type="string">
            <text:p text:style-name="P12">Version control</text:p>
          </table:table-cell>
          <table:table-cell table:style-name="Filetypes.B2" office:value-type="string">
            <text:p text:style-name="P12">.git</text:p>
          </table:table-cell>
          <table:table-cell table:style-name="Filetypes.B2" office:value-type="string">
            <text:p text:style-name="P12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7">Flowchart</text:p>
          </table:table-cell>
          <table:table-cell table:style-name="Filetypes.B2" office:value-type="string">
            <text:p text:style-name="P17">(.xml)</text:p>
          </table:table-cell>
          <table:table-cell table:style-name="Filetypes.B2" office:value-type="string">
            <text:p text:style-name="P18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2">Text document</text:p>
          </table:table-cell>
          <table:table-cell table:style-name="Filetypes.B2" office:value-type="string">
            <text:p text:style-name="P12">.odt</text:p>
          </table:table-cell>
          <table:table-cell table:style-name="Filetypes.B2" office:value-type="string">
            <text:p text:style-name="P12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2">Document presentation</text:p>
          </table:table-cell>
          <table:table-cell table:style-name="Filetypes.B2" office:value-type="string">
            <text:p text:style-name="P12">.pdf</text:p>
          </table:table-cell>
          <table:table-cell table:style-name="Filetypes.B2" office:value-type="string">
            <text:p text:style-name="P12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19">Development</text:p>
          </table:table-cell>
          <table:table-cell table:style-name="Filetypes.B2" office:value-type="string">
            <text:p text:style-name="P12">C# project</text:p>
          </table:table-cell>
          <table:table-cell table:style-name="Filetypes.B2" office:value-type="string">
            <text:p text:style-name="P12">.sln</text:p>
          </table:table-cell>
          <table:table-cell table:style-name="Filetypes.B2" office:value-type="string">
            <text:p text:style-name="P12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2">Unity project</text:p>
          </table:table-cell>
          <table:table-cell table:style-name="Filetypes.B2" office:value-type="string">
            <text:p text:style-name="P12">.unity</text:p>
          </table:table-cell>
          <table:table-cell table:style-name="Filetypes.B2" office:value-type="string">
            <text:p text:style-name="P12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0">Asset editing</text:p>
          </table:table-cell>
          <table:table-cell table:style-name="Filetypes.B2" office:value-type="string">
            <text:p text:style-name="P20">Raster image</text:p>
          </table:table-cell>
          <table:table-cell table:style-name="Filetypes.B2" office:value-type="string">
            <text:p text:style-name="P12">.<text:span text:style-name="T6">png</text:span>; .<text:span text:style-name="T6">jpg; .tiff</text:span></text:p>
          </table:table-cell>
          <table:table-cell table:style-name="Filetypes.B2" office:value-type="string">
            <text:p text:style-name="P12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0">Vectore image</text:p>
          </table:table-cell>
          <table:table-cell table:style-name="Filetypes.B2" office:value-type="string">
            <text:p text:style-name="P12">.<text:span text:style-name="T7">svg</text:span></text:p>
          </table:table-cell>
          <table:table-cell table:style-name="Filetypes.B2" office:value-type="string">
            <text:p text:style-name="P12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0">3D models</text:p>
          </table:table-cell>
          <table:table-cell table:style-name="Filetypes.B2" office:value-type="string">
            <text:p text:style-name="P12">.blend; .fbx</text:p>
          </table:table-cell>
          <table:table-cell table:style-name="Filetypes.B2" office:value-type="string">
            <text:p text:style-name="P12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3">Music and sounds</text:p>
          </table:table-cell>
          <table:table-cell table:style-name="Filetypes.B2" office:value-type="string">
            <text:p text:style-name="P12">.<text:span text:style-name="T23">mp3</text:span></text:p>
          </table:table-cell>
          <table:table-cell table:style-name="Filetypes.B2" office:value-type="string">
            <text:p text:style-name="P12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5">General editing</text:p>
          </table:table-cell>
          <table:table-cell table:style-name="Filetypes.B2" office:value-type="string">
            <text:p text:style-name="P20">Other text file</text:p>
          </table:table-cell>
          <table:table-cell table:style-name="Filetypes.B2" office:value-type="string">
            <text:p text:style-name="P12"/>
          </table:table-cell>
          <table:table-cell table:style-name="Filetypes.B2" office:value-type="string">
            <text:p text:style-name="P12">Notepad++ 7.5.9</text:p>
          </table:table-cell>
        </table:table-row>
      </table:table>
      <text:p text:style-name="P35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1">Group</text:p>
          </table:table-cell>
          <table:table-cell table:style-name="Formats.B1" office:value-type="string">
            <text:p text:style-name="P13">File type</text:p>
          </table:table-cell>
          <table:table-cell table:style-name="Formats.B1" office:value-type="string">
            <text:p text:style-name="P13">Extension</text:p>
          </table:table-cell>
          <table:table-cell table:style-name="Formats.B1" office:value-type="string">
            <text:p text:style-name="P22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1">Asset editing</text:p>
          </table:table-cell>
          <table:table-cell table:style-name="Formats.B2" office:value-type="string">
            <text:p text:style-name="P21">Raster image</text:p>
          </table:table-cell>
          <table:table-cell table:style-name="Formats.B2" office:value-type="string">
            <text:p text:style-name="P13">.<text:span text:style-name="T6">png</text:span>; .<text:span text:style-name="T6">jpg; .tiff</text:span></text:p>
          </table:table-cell>
          <table:table-cell table:style-name="Formats.B2" office:value-type="string">
            <text:p text:style-name="P22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4">Music and sounds</text:p>
          </table:table-cell>
          <table:table-cell table:style-name="Formats.B2" office:value-type="string">
            <text:p text:style-name="P13">.<text:span text:style-name="T24">mp3</text:span></text:p>
          </table:table-cell>
          <table:table-cell table:style-name="Formats.B2" office:value-type="string">
            <text:p text:style-name="P13">320 kbps</text:p>
          </table:table-cell>
        </table:table-row>
      </table:table>
      <text:h text:style-name="P52" text:outline-level="1"><text:bookmark-start text:name="__RefHeading___Toc612_854845127"/>Organization <text:span text:style-name="T20">structure</text:span><text:bookmark-end text:name="__RefHeading___Toc612_854845127"/></text:h>
      <text:p text:style-name="P33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53" text:outline-level="1"><text:bookmark-start text:name="__RefHeading___Toc487_337111748"/>Version control<text:bookmark-end text:name="__RefHeading___Toc487_337111748"/></text:h>
      <text:p text:style-name="P28">The web-based hosting service for version control that we use is GitHub Inc.:</text:p>
      <text:p text:style-name="Standard"><text:span text:style-name="T4">U</text:span>rl:</text:p>
      <text:list xml:id="list2172856187" text:style-name="L7">
        <text:list-item>
          <text:p text:style-name="P50">https://github.com/mikymaione/Howl-s-Moving-Castle-another-door</text:p>
        </text:list-item>
      </text:list>
      <text:p text:style-name="Standard">Administrator:</text:p>
      <text:list xml:id="list1590914128" text:style-name="L8">
        <text:list-item>
          <text:p text:style-name="P51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17T11:11:14.099000000</dc:date>
    <meta:editing-duration>PT9H47M25S</meta:editing-duration>
    <meta:editing-cycles>391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4" meta:object-count="0" meta:page-count="7" meta:paragraph-count="237" meta:word-count="799" meta:character-count="5224" meta:non-whitespace-character-count="4315"/>
  </office:meta>
</office:document-meta>
</file>